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5" style:family="paragraph" style:parent-style-name="Standard" style:list-style-name="L2">
      <style:paragraph-properties fo:text-align="start" style:justify-single-word="false"/>
      <style:text-properties fo:font-weight="normal" style:font-weight-asian="normal" style:font-weight-complex="normal"/>
    </style:style>
    <style:style style:name="P6" style:family="paragraph" style:parent-style-name="Standard" style:list-style-name="L3">
      <style:paragraph-properties fo:text-align="start" style:justify-single-word="false"/>
      <style:text-properties style:text-underline-style="none" fo:font-weight="normal" style:font-weight-asian="normal" style:font-weight-complex="normal"/>
    </style:style>
    <style:style style:name="P7" style:family="paragraph" style:parent-style-name="Text_20_body" style:list-style-name="L1">
      <style:text-properties fo:font-style="italic" style:font-style-asian="italic" style:font-style-complex="italic"/>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6" style:family="text">
      <style:text-properties fo:font-size="12pt" style:text-underline-style="solid" style:text-underline-width="auto" style:text-underline-color="font-color" style:font-size-asian="10.5pt" style:font-size-complex="12pt"/>
    </style:style>
    <style:style style:name="T7" style:family="text">
      <style:text-properties fo:font-size="12pt" style:text-underline-style="none" style:font-size-asian="10.5pt" style:font-size-complex="12pt"/>
    </style:style>
    <style:style style:name="T8" style:family="text">
      <style:text-properties fo:font-size="12pt" style:text-underline-style="none" fo:font-weight="normal" style:font-size-asian="10.5pt" style:font-weight-asian="normal" style:font-size-complex="12pt" style:font-weight-complex="normal"/>
    </style:style>
    <style:style style:name="T9" style:family="text">
      <style:text-properties fo:font-size="12pt" style:font-size-asian="10.5pt" style:font-size-complex="12pt"/>
    </style:style>
    <style:style style:name="T10"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HL – The Flash Game</text:p>
      <text:p text:style-name="P2"><text:span text:style-name="T2"/></text:p>
      <text:p text:style-name="P4"><text:span text:style-name="T1">Story: </text:span><text:span text:style-name="T8">A plane has crashed in [THE MIDDLE OF NOWHERE?] in a jungle. Saddam Andler is onboard and he sees a volcano in the distance, along with the odd sound of a large group of people. Wanting to investigate, he makes his way to the volcano to find (</text:span><text:span text:style-name="T10">insert revelationary camera shot of the cheering arena with lights, noise, etc. which switches to a V....H....L drop-down logo</text:span><text:span text:style-name="T11">) a volcano hockey league. He becomes interested in joining, so joins the league to earn enough money to make his way off the island. Little does he know, there is more to this league than meets the eye...Saddam will need all of his strength, wit, and luck if he even hopes to make it out alive.</text:span></text:p>
      <text:p text:style-name="P4"><text:span text:style-name="T1"/></text:p>
      <text:p text:style-name="P4"><text:span text:style-name="T1">Systems:</text:span></text:p>
      <text:list xml:id="list104809892" text:style-name="L2">
        <text:list-item>
          <text:p text:style-name="P5"><text:span text:style-name="T7">Characters</text:span></text:p>
          <text:list>
            <text:list-item>
              <text:p text:style-name="P5"><text:span text:style-name="T7">Character Statistics - “Whoosh [NEEDS A NEW NAME – PREFERABLY A PUN TO DO WITH SPEED FROM AN ADAM SANDLER MOVIE]” (Character Speed/Slyness) “Awesomeness” (Character Abilities/Flashy moves) “Ummph!” (Character Strength/Forcefulness)</text:span></text:p>
            </text:list-item>
          </text:list>
        </text:list-item>
        <text:list-item>
          <text:p text:style-name="P5"><text:span text:style-name="T7">AI</text:span></text:p>
          <text:list>
            <text:list-item>
              <text:p text:style-name="P5"><text:span text:style-name="T7">?</text:span></text:p>
            </text:list-item>
          </text:list>
        </text:list-item>
      </text:list>
      <text:p text:style-name="P4"><text:span text:style-name="T1"/></text:p>
      <text:p text:style-name="P4"><text:span text:style-name="T1">Art:</text:span></text:p>
      <text:p text:style-name="P4"><text:span text:style-name="T1"/></text:p>
      <text:p text:style-name="P4"><text:span text:style-name="T1">Gameplay:</text:span></text:p>
      <text:list xml:id="list1085359137" text:style-name="L3">
        <text:list-item>
          <text:p text:style-name="P6"><text:span text:style-name="T9">The player controls one main character to play hockey with.</text:span></text:p>
        </text:list-item>
        <text:list-item>
          <text:p text:style-name="P6"><text:span text:style-name="T9">Movement is similar to the Diablo games, with the player clicking the ground and the character skating to the clicked spot</text:span></text:p>
        </text:list-item>
        <text:list-item>
          <text:p text:style-name="P6"><text:span text:style-name="T9">Right-clicking shoots the puck</text:span></text:p>
        </text:list-item>
      </text:list>
      <text:p text:style-name="P4"><text:span text:style-name="T1"/></text:p>
      <text:p text:style-name="P4"><text:span text:style-name="T1">Music:</text:span></text:p>
      <text:list xml:id="list54232124" text:style-name="L1">
        <text:list-item>
          <text:p text:style-name="P3">Orff's <text:span text:style-name="T3">O Fortuna</text:span><text:span text:style-name="T4"> – To be played during animated intro sequence</text:span></text:p>
        </text:list-item>
        <text:list-item>
          <text:p text:style-name="P7"><text:span text:style-name="T4">Orff's </text:span>(The song after O Fortuna in Carmina Burana) –<text:span text:style-name="T4"> To be played during character selec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meta:initial-creator>
    <meta:creation-date>2010-01-11T17:27:02</meta:creation-date>
    <dc:date>2010-01-11T17:54:12</dc:date>
    <dc:creator>daniel </dc:creator>
    <meta:editing-duration>PT00H27M12S</meta:editing-duration>
    <meta:editing-cycles>3</meta:editing-cycles>
    <meta:generator>OpenOffice.org/3.1$Linux OpenOffice.org_project/310m19$Build-9420</meta:generator>
    <meta:document-statistic meta:table-count="0" meta:image-count="0" meta:object-count="0" meta:page-count="1" meta:paragraph-count="15" meta:word-count="239" meta:character-count="1337"/>
  </office:meta>
</office:document-meta>
</file>